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mbria"/>
    </style:style>
    <style:style style:name="P4" style:family="paragraph" style:parent-style-name="Standard" style:list-style-name="L1">
      <style:text-properties style:font-name="Cambria"/>
    </style:style>
    <style:style style:name="P5" style:family="paragraph" style:parent-style-name="Standard" style:list-style-name="L2">
      <style:text-properties style:font-name="Cambria"/>
    </style:style>
    <style:style style:name="P6" style:family="paragraph" style:parent-style-name="Standard" style:list-style-name="L3">
      <style:text-properties style:font-name="Cambria"/>
    </style:style>
    <style:style style:name="P7" style:family="paragraph" style:parent-style-name="Standard" style:list-style-name="L4">
      <style:text-properties style:font-name="Cambria"/>
    </style:style>
    <style:style style:name="P8" style:family="paragraph" style:parent-style-name="Standard" style:list-style-name="L5">
      <style:text-properties style:font-name="Cambria"/>
    </style:style>
    <style:style style:name="P9" style:family="paragraph" style:parent-style-name="Standard" style:list-style-name="L6">
      <style:text-properties style:font-name="Cambria"/>
    </style:style>
    <style:style style:name="P10" style:family="paragraph" style:parent-style-name="Standard">
      <style:paragraph-properties fo:text-align="center" style:justify-single-word="false"/>
      <style:text-properties style:font-name="Cambri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-CASE-Diagramme</text:p>
      <text:p text:style-name="P1"/>
      <text:list xml:id="list2720920281142852846" text:style-name="L1">
        <text:list-item>
          <text:p text:style-name="P4">dt.: Anwandungsfalldiagramm</text:p>
        </text:list-item>
      </text:list>
      <text:p text:style-name="P1"/>
      <text:p text:style-name="P1"><text:span text:style-name="T1">Problem</text:span>: </text:p>
      <text:p text:style-name="P1"/>
      <text:list xml:id="list6085876734271073715" text:style-name="L2">
        <text:list-item>
          <text:p text:style-name="P5">jede Software muss ganz bestimmte Anforderungen erfüllen</text:p>
        </text:list-item>
        <text:list-item>
          <text:p text:style-name="P5">Anforderungen werden vom Auftraggeber bestimmt</text:p>
        </text:list-item>
        <text:list-item>
          <text:p text:style-name="P5">je später neue Anforderungen im Enticklungsprozess bekannt werden desto teurer wird deren Entwicklung, da eventuell bereits bestehende Funktionalitäten überarbeitet werden müssen</text:p>
        </text:list-item>
        <text:list-item>
          <text:p text:style-name="P5">ideal wäre wenn am Anfang alle benötigten Anforderungen bekannt wären</text:p>
        </text:list-item>
      </text:list>
      <text:p text:style-name="P1"><text:tab/><text:span text:style-name="T2">=&gt;</text:span> <text:span text:style-name="T2">Use-Case Diagramme</text:span> </text:p>
      <text:p text:style-name="P1"/>
      <text:p text:style-name="P1"><text:span text:style-name="T1">Definition</text:span>: </text:p>
      <text:p text:style-name="P1"/>
      <text:list xml:id="list969638070343556116" text:style-name="L3">
        <text:list-item>
          <text:p text:style-name="P6">soll einen Überblick vermitteln, was die zu entwickelnde Software können muss</text:p>
        </text:list-item>
        <text:list-item>
          <text:p text:style-name="P6">wichtige Funktionen werden herausgearbeitet und zueinander in Verbindung gesetzt</text:p>
        </text:list-item>
        <text:list-item>
          <text:p text:style-name="P6">ohne Beachtung der technischen Implementierung</text:p>
          <text:p text:style-name="P6"/>
        </text:list-item>
      </text:list>
      <text:p text:style-name="P1"><text:span text:style-name="T1">Aufbau</text:span>: </text:p>
      <text:p text:style-name="P1"/>
      <text:list xml:id="list4429089039253019355" text:style-name="L4">
        <text:list-item>
          <text:p text:style-name="P7">es gibt den Akteur und das System (Bild1)</text:p>
        </text:list-item>
        <text:list-item>
          <text:p text:style-name="P7">Akteur = Anwender</text:p>
        </text:list-item>
        <text:list-item>
          <text:p text:style-name="P7">System = zu entwickelnde Software (als Rechteck dargestellt)</text:p>
        </text:list-item>
        <text:list-item>
          <text:p text:style-name="P7">wesentliche Anforderungen werden im System platziert =&gt; knappe Funktionsbeschreibung in Ellipsen, eine Ellipse = eine Funktion</text:p>
        </text:list-item>
        <text:list-item>
          <text:p text:style-name="P7">Ellipsen sind die Use-Cases</text:p>
        </text:list-item>
        <text:list-item>
          <text:p text:style-name="P7">Zusammenhang zwischen Use-Cases und Akteur über Verbindungslinien mit Schlüsselwörtern dargestellt (Bild2)</text:p>
        </text:list-item>
        <text:list-item>
          <text:p text:style-name="P7">Verbindungslinien = Assoziationen</text:p>
        </text:list-item>
        <text:list-item>
          <text:p text:style-name="P7">2 Arten von Verbindungslinien: durchgezogen und gestrichelt</text:p>
        </text:list-item>
        <text:list-item>
          <text:p text:style-name="P7">durchgezogen bedeutet, dass der Akteur den Use-Case anwendet (tauscht Informationen aus), z.B Start einer Funktion des Systems oder Funktion gibt Daten aus</text:p>
        </text:list-item>
        <text:list-item>
          <text:p text:style-name="P7">gestrichelt stellt Assoziation zwischen 2 Use-Cases dar</text:p>
        </text:list-item>
        <text:list-item>
          <text:p text:style-name="P7">2 verschiedene Arten von Assoziatonen zwischen Use-Cases (include, extend)</text:p>
        </text:list-item>
        <text:list-item>
          <text:p text:style-name="P7">dargestellt mit &lt;&lt;include&gt;&gt; oder &lt;&lt;extend&gt;&gt; an den Linien</text:p>
        </text:list-item>
        <text:list-item>
          <text:p text:style-name="P7">include heißt, dass der Use-Case von dem die Verbindungslinie ausgeht den anderen einschließt (im Beispiel: B wird gestartet wenn A läuft und A wird fortgesetzt wenn B zuende ist)</text:p>
        </text:list-item>
        <text:list-item>
          <text:p text:style-name="P7">extend heißt, dass der Use-Case von dem die Verbindungslinie ausgeht den anderen möglicherweise erweitert, muss aber nicht (im Beispiel: D wird ausgeführt wenn bestimmte Bedingungen von C wahr sind)</text:p>
        </text:list-item>
        <text:list-item>
          <text:p text:style-name="P7">Bedingung von extend-Verbindungen müssen angegeben werden (Bild3)</text:p>
        </text:list-item>
        <text:list-item>
          <text:p text:style-name="P7">Use-Case wird um einen Extension Point (Erweiterungspunkt) erweitert, der in der extend-Bedingung angegeben wird damit man weiß, wann die Bedingung geprüft wird</text:p>
        </text:list-item>
        <text:list-item>
          <text:p text:style-name="P7">ein Use-Case kann beliebig viele extend-Verbindungen und somit auch Extension Points besitzen</text:p>
          <text:p text:style-name="P7"/>
        </text:list-item>
      </text:list>
      <text:p text:style-name="P1"><text:soft-page-break/><text:span text:style-name="T1">Praxisbeispiel</text:span>: </text:p>
      <text:p text:style-name="P1"/>
      <text:list xml:id="list5643441422658496384" text:style-name="L5">
        <text:list-item>
          <text:p text:style-name="P8">Beispiel Online-Shop (Bild4)</text:p>
        </text:list-item>
        <text:list-item>
          <text:p text:style-name="P8">Strichmännchen ist der Kunde =&gt; Online-Shop aus Sicht des Kunden</text:p>
        </text:list-item>
        <text:list-item>
          <text:p text:style-name="P8">System bietet dem Kunden 5 Funktionen</text:p>
        </text:list-item>
        <text:list-item>
          <text:p text:style-name="P8">Assoziation zwischen Akteur (Kunde) und Use-Case nicht zwingend notwendig (Bild5)</text:p>
        </text:list-item>
        <text:list-item>
          <text:p text:style-name="P8">Kunde hat keinen Einfluss wann und ob Adresse überprüft wird</text:p>
        </text:list-item>
        <text:list-item>
          <text:p text:style-name="P8">include bedeutet, dass immer wenn eine Adresse angegeben wird diese überprüft wird</text:p>
        </text:list-item>
        <text:list-item>
          <text:p text:style-name="P8">Bild6 =&gt; extend bedeutet, dass Use-Case ausgeführt wird wenn Bedingung erfüllt ist (Bankeinzug gewählt)</text:p>
        </text:list-item>
        <text:list-item>
          <text:p text:style-name="P8">„Daten für Bankeinzug eingeben“ erweitert Zahlungsmethode wählen</text:p>
        </text:list-item>
      </text:list>
      <text:p text:style-name="P1"/>
      <text:list xml:id="list37456808" text:continue-numbering="true" text:style-name="L5">
        <text:list-item>
          <text:p text:style-name="P8">Bild7 =&gt; Online-Shop aus Sicht des Distributors (der, der die Bestellungen ausliefert)</text:p>
        </text:list-item>
      </text:list>
      <text:p text:style-name="P1"/>
      <text:p text:style-name="P1"><text:span text:style-name="T1">Zusammenfassung</text:span>: </text:p>
      <text:p text:style-name="P1"/>
      <text:list xml:id="list2057422597667879023" text:style-name="L6">
        <text:list-item>
          <text:p text:style-name="P9">Use-Case-Diagramme sind Verhaltensdiagramme (beschreiben bestimmte Aspekte, wie sich ein System verhält)</text:p>
        </text:list-item>
        <text:list-item>
          <text:p text:style-name="P9">keine Möglichkeit die Reihenfolge der Ausführung festzulegen (nur bedingt über include/extend)</text:p>
        </text:list-item>
        <text:list-item>
          <text:p text:style-name="P9">z.B. im Bsp. nicht möglich Kunden- und Bestelldaten nur dann runterzuladen wenn Zugriffsberechtigung vorhanden sind</text:p>
        </text:list-item>
        <text:list-item>
          <text:p text:style-name="P9">extend macht keinen Sinn, da es dann in den Use-Case „Zugriffsberechtigung prüfen“ eingeschlossen wäre (hat grundsätzlich nichts miteinander zu tun)</text:p>
        </text:list-item>
        <text:list-item>
          <text:p text:style-name="P9">dafür sind sie aber auch nicht vorgesehen, dafür gibt es andere Diagramme</text:p>
        </text:list-item>
      </text:list>
      <text:p text:style-name="P1"/>
      <text:p text:style-name="P1"/>
      <text:p text:style-name="P1"/>
      <text:p text:style-name="P10">Quelle: http://www.highscore.de/uml/usecasediagramm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5T15:43:00.65</meta:creation-date>
    <dc:date>2016-11-05T17:27:55.22</dc:date>
    <meta:editing-duration>PT1H13M45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47" meta:word-count="479" meta:character-count="3421"/>
  </office:meta>
</office:document-meta>
</file>